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9.8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5000b"/>
    </style:style>
    <style:style style:name="ce3" style:family="table-cell" style:parent-style-name="Default">
      <style:text-properties fo:color="#ff950e"/>
    </style:style>
    <style:style style:name="ce4" style:family="table-cell" style:parent-style-name="Default">
      <style:table-cell-properties fo:background-color="#ffff00"/>
      <style:text-properties fo:color="#800000"/>
    </style:style>
    <style:style style:name="ce5" style:family="table-cell" style:parent-style-name="Default">
      <style:text-properties fo:color="#800000"/>
    </style:style>
    <style:style style:name="ce6" style:family="table-cell" style:parent-style-name="Default">
      <style:text-properties fo:color="#009900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transparent"/>
      <style:text-properties fo:color="#009900"/>
    </style:style>
    <style:style style:name="ce9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10" style:family="table-cell" style:parent-style-name="Default">
      <style:text-properties fo:color="#c5000b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color="#dddddd"/>
    </style:style>
    <style:style style:name="ce12" style:family="table-cell" style:parent-style-name="Default">
      <style:text-properties fo:color="#ff6600"/>
    </style:style>
    <style:style style:name="ce13" style:family="table-cell" style:parent-style-name="Default">
      <style:text-properties style:text-line-through-style="solid" style:text-line-through-type="singl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color="#0099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4586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9900" style:font-name="Monospace" fo:language="en" fo:country="US" style:font-name-asian="Droid Sans Fallback" style:language-asian="en" style:country-asian="US" style:font-name-complex="FreeSans" style:language-complex="en" style:country-complex="US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ext-properties fo:color="#cc0000"/>
    </style:style>
    <style:style style:name="ce20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color="#cc0000" fo:font-weight="bold" style:font-weight-asian="bold" style:font-weight-complex="bold"/>
    </style:style>
    <style:style style:name="T1" style:family="text">
      <style:text-properties style:text-position="super"/>
    </style:style>
    <style:style style:name="T2" style:family="text">
      <style:text-properties style:font-name-asian="Droid Sans Fallback"/>
    </style:style>
    <style:style style:name="T3" style:family="text">
      <style:text-properties style:font-name-asian="Droid Sans Fallback" style:text-position="super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/>
          <table:table-cell table:number-columns-repeated="5"/>
        </table:table-row>
        <table:table-row table:style-name="ro1">
          <table:table-cell table:number-columns-repeated="13"/>
          <table:table-cell table:style-name="ce12" office:value-type="string" calcext:value-type="string">
            <text:p>Load is not executed in case there is any store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Confirm drain even ke upar neeche kya hai</text:p>
          </table:table-cell>
          <table:table-cell table:number-columns-repeated="10"/>
          <table:table-cell table:style-name="ce12" office:value-type="string" calcext:value-type="string">
            <text:p>Store is not executed in case there is any load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2" office:value-type="string" calcext:value-type="string">
            <text:p>Store is not executed in case there is any store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DOs</text:p>
          </table:table-cell>
          <table:table-cell/>
          <table:table-cell table:style-name="ce1"/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6"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13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>
            <text:p>Source Code</text:p>
          </table:table-cell>
          <table:table-cell table:number-columns-repeated="3"/>
          <table:table-cell table:style-name="ce13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port</text:p>
          </table:table-cell>
          <table:table-cell table:number-columns-repeated="3"/>
          <table:table-cell table:style-name="ce13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Ye 5 stalls kyun hain bi??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stalls for branch mispredic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Case which may not be handled by algo</text:p>
          </table:table-cell>
          <table:table-cell table:style-name="ce5"/>
          <table:table-cell table:number-columns-repeated="10"/>
          <table:table-cell table:style-name="ce7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style-name="ce4" office:value-type="string" calcext:value-type="string">
            <text:p>if a register is not ye commited but completed execution, a new instn(dependent) will not get the values since CDB event is already called</text:p>
          </table:table-cell>
          <table:table-cell table:number-columns-repeated="10"/>
          <table:table-cell table:style-name="ce7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7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7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7"/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6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“ * core.getStepSize()” ye use karna hai kya latency ke liye?</text:p>
          </table:table-cell>
          <table:table-cell table:number-columns-repeated="11"/>
          <table:table-cell table:style-name="ce6"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1" office:value-type="string" calcext:value-type="string">
            <text:p>Others: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0" office:value-type="string" calcext:value-type="string">
            <text:p>Vary the reservation station and reorder buffer sizes, and comment on the optimal size of each.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0" office:value-type="string" calcext:value-type="string">
            <text:p>Vary the number of ports in the CDB. Comment on the optimal number.</text:p>
          </table:table-cell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7" office:value-type="string" calcext:value-type="string">
            <text:p>junit tests banaye hain..chalega na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we don't need to take care of energy part (leakage energy etc)...rt? 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nop ke liye CDB ko request bhejni hai?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8" office:value-type="string" calcext:value-type="string">
            <text:p>can there be a scenario wherein an instruction has both integer &amp; float operands – be it two source operands or one source &amp; one destina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0"/>
          <table:table-cell table:style-name="ce11" office:value-type="string" calcext:value-type="string">
            <text:p>Ask someone(maybe siva): load step 1 &amp; store mein “there are no stores earlier in the Q” kyun likha hai?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8" office:value-type="string" calcext:value-type="string">
            <text:p>address calculation ke liye FU chiye kya?? &amp; vo intALU hoga????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imm operands kahaan kahaan ho sakte hain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execute se WR mein daaldo .. CDB issue</text:p>
          </table:table-cell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2"/>
          <table:table-cell table:style-name="ce8" office:value-type="string" calcext:value-type="string">
            <text:p>we are not using any retireWidth etc...just using fetchWidth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Execute mein checking FU available logic daala hai...seems fine = send to RS if FU is available?</text:p>
          </table:table-cell>
          <table:table-cell table:number-columns-repeated="10"/>
          <table:table-cell table:style-name="ce6" office:value-type="string" calcext:value-type="string">
            <text:p>Execute &amp; WriteResult mein saare RS chking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6" office:value-type="string" calcext:value-type="string">
            <text:p>SYNCH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Interrupt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RS mein extra fields daal lun?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Decode stage alag se banai hai kya?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</table:table>
      <table:table table:name="test ca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RS size = 2, ROB Size = 2,CDB access ports = 2, mainMemoryLatency = 20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S.No.</text:p>
          </table:table-cell>
          <table:table-cell table:style-name="ce14" office:value-type="string" calcext:value-type="string">
            <text:p>Test No.</text:p>
          </table:table-cell>
          <table:table-cell table:style-name="ce14" office:value-type="string" calcext:value-type="string">
            <text:p>Test Case </text:p>
          </table:table-cell>
          <table:table-cell table:style-name="ce1" office:value-type="string" calcext:value-type="string">
            <text:p>Number of Instructions</text:p>
          </table:table-cell>
          <table:table-cell table:style-name="ce1" office:value-type="string" calcext:value-type="string">
            <text:p>Cycle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ma_test_simple_noIns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ma_test_simple_nop</text:p>
          </table:table-cell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table:number-columns-repeated="6"/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Number of Instructions</text:p>
          </table:table-cell>
          <table:table-cell office:value-type="string" calcext:value-type="string">
            <text:p>RS siz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ma_test_simple_intALU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6"/>
          <table:table-cell office:value-type="float" office:value="1312" calcext:value-type="float">
            <text:p>13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ma_test_simple_mov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6"/>
          <table:table-cell office:value-type="float" office:value="1264" calcext:value-type="float">
            <text:p>126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ma_test_simple_floatDIV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table:number-columns-repeated="6"/>
          <table:table-cell office:value-type="float" office:value="1288" calcext:value-type="float">
            <text:p>128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a_test_simple_xchg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table:number-columns-repeated="3"/>
          <table:table-cell table:style-name="ce6"/>
          <table:table-cell table:number-columns-repeated="2"/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oma_test_dependency</text:p>
          </table:table-cell>
          <table:table-cell office:value-type="float" office:value="2" calcext:value-type="float">
            <text:p>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RS size = 2, 2<text:span text:style-name="T1">nd</text:span> instr depends on 1<text:span text:style-name="T1">st</text:span> instr</text:p>
          </table:table-cell>
          <table:table-cell table:number-columns-repeated="2"/>
          <table:table-cell table:style-name="ce6"/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oma_test_no_dependency</text:p>
          </table:table-cell>
          <table:table-cell office:value-type="float" office:value="2" calcext:value-type="float">
            <text:p>2</text:p>
          </table:table-cell>
          <table:table-cell office:value-type="float" office:value="613" calcext:value-type="float">
            <text:p>613</text:p>
          </table:table-cell>
          <table:table-cell table:style-name="ce18" office:value-type="string" calcext:value-type="string">
            <text:p><text:span text:style-name="T2">RS size = 2, 2</text:span><text:span text:style-name="T3">nd</text:span><text:span text:style-name="T2"> instr not depend on 1</text:span><text:span text:style-name="T3">st</text:span><text:span text:style-name="T2"> instr</text:span></text:p>
          </table:table-cell>
          <table:table-cell table:number-columns-repeated="2"/>
          <table:table-cell table:style-name="ce6"/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ma_test_out_of_order</text:p>
          </table:table-cell>
          <table:table-cell office:value-type="float" office:value="3" calcext:value-type="float">
            <text:p>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RS size = 3, 2<text:span text:style-name="T1">nd</text:span> instr depends on 1<text:span text:style-name="T1">st</text:span>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ma_test_dependency_xchg</text:p>
          </table:table-cell>
          <table:table-cell office:value-type="float" office:value="2" calcext:value-type="float">
            <text:p>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xchng inst depends on 1<text:span text:style-name="T1">st</text:span>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ma_test_dependency_xchg_2</text:p>
          </table:table-cell>
          <table:table-cell office:value-type="float" office:value="4" calcext:value-type="float">
            <text:p>4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2<text:span text:style-name="T1">nd</text:span>, 3<text:span text:style-name="T1">rd</text:span>, 4<text:span text:style-name="T1">th</text:span> depends on 1<text:span text:style-name="T1">st</text:span>... 3<text:span text:style-name="T1">rd</text:span> inst = xchg...4<text:span text:style-name="T1">th</text:span> depends on 3<text:span text:style-name="T1">rd</text:span>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ma_test_dependency_int_float</text:p>
          </table:table-cell>
          <table:table-cell office:value-type="float" office:value="2" calcext:value-type="float">
            <text:p>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2<text:span text:style-name="T1">nd</text:span> inst seems to depend on 1<text:span text:style-name="T1">st</text:span>, but not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ma_test_mov_imm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DataDependencies</text:p>
          </table:table-cell>
          <table:table-cell office:value-type="float" office:value="100" calcext:value-type="float">
            <text:p>100</text:p>
          </table:table-cell>
          <table:table-cell office:value-type="float" office:value="907" calcext:value-type="float">
            <text:p>907</text:p>
          </table:table-cell>
          <table:table-cell table:number-columns-repeated="3"/>
          <table:table-cell table:style-name="ce3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DataDependencies</text:p>
          </table:table-cell>
          <table:table-cell office:value-type="float" office:value="100" calcext:value-type="float">
            <text:p>100</text:p>
          </table:table-cell>
          <table:table-cell office:value-type="float" office:value="1303" calcext:value-type="float">
            <text:p>1303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alHazards</text:p>
          </table:table-cell>
          <table:table-cell office:value-type="float" office:value="100" calcext:value-type="float">
            <text:p>100</text:p>
          </table:table-cell>
          <table:table-cell office:value-type="float" office:value="1821" calcext:value-type="float">
            <text:p>1821</text:p>
          </table:table-cell>
          <table:table-cell table:number-columns-repeated="3"/>
          <table:table-cell table:style-name="ce6"/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renameTest</text:p>
          </table:table-cell>
          <table:table-cell office:value-type="float" office:value="100" calcext:value-type="float">
            <text:p>100</text:p>
          </table:table-cell>
          <table:table-cell office:value-type="float" office:value="3603" calcext:value-type="float">
            <text:p>3603</text:p>
          </table:table-cell>
          <table:table-cell table:number-columns-repeated="3"/>
          <table:table-cell table:style-name="ce6"/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ma_test_simple_load</text:p>
          </table:table-cell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toma_test_simple_store</text:p>
          </table:table-cell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 table:number-columns-repeated="3"/>
          <table:table-cell table:style-name="ce6"/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ma_test_dependency_load</text:p>
          </table:table-cell>
          <table:table-cell office:value-type="float" office:value="2" calcext:value-type="float">
            <text:p>2</text:p>
          </table:table-cell>
          <table:table-cell office:value-type="float" office:value="1232" calcext:value-type="float">
            <text:p>1232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toma_test_dependency_store</text:p>
          </table:table-cell>
          <table:table-cell office:value-type="float" office:value="2" calcext:value-type="float">
            <text:p>2</text:p>
          </table:table-cell>
          <table:table-cell office:value-type="float" office:value="613" calcext:value-type="float">
            <text:p>613</text:p>
          </table:table-cell>
          <table:table-cell table:number-columns-repeated="3"/>
          <table:table-cell table:style-name="ce3"/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7" office:value-type="string" calcext:value-type="string">
            <text:p>toma_test_dependency_load_store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table:number-columns-repeated="3"/>
          <table:table-cell table:style-name="ce3"/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ma_test_simple_jump</text:p>
          </table:table-cell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ma_test_simple_branch</text:p>
          </table:table-cell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table:number-columns-repeated="3"/>
          <table:table-cell table:style-name="ce3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oma_test_mispredicted_branch</text:p>
          </table:table-cell>
          <table:table-cell office:value-type="float" office:value="2" calcext:value-type="float">
            <text:p>2</text:p>
          </table:table-cell>
          <table:table-cell office:value-type="float" office:value="614" calcext:value-type="float">
            <text:p>614</text:p>
          </table:table-cell>
          <table:table-cell table:number-columns-repeated="3"/>
          <table:table-cell table:style-name="ce3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oma_test_predicted_branch</text:p>
          </table:table-cell>
          <table:table-cell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 table:number-rows-repeated="10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3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3"/>
          <table:table-cell table:number-columns-repeated="10"/>
        </table:table-row>
      </table:table>
      <table:table table:name="check while testing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0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Confirm: 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 calcext:value-type="string">
            <text:p>we got the registerNumber in source1.getMLocationFirstOperand in case of load but the doc says source1.getMLocationSecondOperand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table:style-name="ce19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pipeline tests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 calcext:value-type="string">
            <text:p>various scenario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office:value-type="string" calcext:value-type="string">
            <text:p>run older pipeline test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est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ary CDB</text:p>
          </table:table-cell>
          <table:table-cell office:value-type="float" office:value="2.5" calcext:value-type="float">
            <text:p>2.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ary ROB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vary R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ry running on big benchmarks &amp; comments on the optimal sizes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Repor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Time Left</text:p>
          </table:table-cell>
          <table:table-cell table:style-name="ce1" office:value-type="string" calcext:value-type="string">
            <text:p>Time Exceeded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1" table:formula="of:=SUM(['check while testing'.D13:.D23]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" table:formula="of:=['check while testing'.D26]-['check while testing'.F26]" office:value-type="float" office:value="6" calcext:value-type="float">
            <text:p>6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ce19"/>
          <table:table-cell table:number-columns-repeated="10"/>
          <table:table-cell table:style-name="ce21"/>
        </table:table-row>
        <table:table-row table:style-name="ro1">
          <table:table-cell table:number-columns-repeated="2"/>
          <table:table-cell table:style-name="ce19"/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 style:data-style-name="N2" text:time-value="21:13:50.777788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3.3.2$Linux_X86_64 LibreOffice_project/430m0$Build-2</meta:generator>
    <dc:date>2015-04-26T22:49:47.911815480</dc:date>
    <meta:editing-duration>P2DT12H18M36S</meta:editing-duration>
    <meta:editing-cycles>337</meta:editing-cycles>
    <meta:document-statistic meta:table-count="3" meta:cell-count="231" meta:object-count="0"/>
  </office:meta>
</office:document-meta>
</file>